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104in" fo:margin-left="-0.0799in" table:align="left" style:writing-mode="lr-tb"/>
    </style:style>
    <style:style style:name="Table1.A" style:family="table-column">
      <style:table-column-properties style:column-width="1.6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10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Heading">
      <style:paragraph-properties fo:text-align="end" style:justify-single-word="false"/>
    </style:style>
    <style:style style:name="P2" style:family="paragraph" style:parent-style-name="Heading">
      <style:text-properties fo:font-size="14pt" style:font-size-asian="14pt"/>
    </style:style>
    <style:style style:name="P3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4" style:family="paragraph" style:parent-style-name="Heading">
      <style:paragraph-properties fo:break-before="page"/>
    </style:style>
    <style:style style:name="P5" style:family="paragraph" style:parent-style-name="Heading">
      <style:paragraph-properties fo:break-before="page">
        <style:tab-stops>
          <style:tab-stop style:position="0.3in"/>
          <style:tab-stop style:position="6.5in" style:type="right"/>
        </style:tab-stops>
      </style:paragraph-properties>
    </style:style>
    <style:style style:name="P6" style:family="paragraph" style:parent-style-name="Heading" style:master-page-name="Standard">
      <style:paragraph-properties fo:text-align="end" style:justify-single-word="false" style:page-number="auto"/>
    </style:style>
    <style:style style:name="P7" style:family="paragraph" style:parent-style-name="Heading" style:master-page-name="Convert_20_1">
      <style:paragraph-properties style:page-number="auto"/>
    </style:style>
    <style:style style:name="P8" style:family="paragraph" style:parent-style-name="Contents_20_2">
      <style:paragraph-properties>
        <style:tab-stops>
          <style:tab-stop style:position="6.5in" style:type="right"/>
        </style:tab-stops>
      </style:paragraph-properties>
    </style:style>
    <style:style style:name="P9" style:family="paragraph" style:parent-style-name="Standard">
      <style:text-properties fo:font-size="12pt" style:font-size-asian="12pt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fo:margin-left="0.5in" fo:margin-right="0in" fo:text-indent="0in" style:auto-text-indent="false"/>
    </style:style>
    <style:style style:name="P14" style:family="paragraph" style:parent-style-name="Standard" style:list-style-name="WW8Num14">
      <style:paragraph-properties fo:margin-top="0.0693in" fo:margin-bottom="0.0693in" fo:line-height="100%" fo:orphans="2" fo:widows="2"/>
    </style:style>
    <style:style style:name="P15" style:family="paragraph" style:parent-style-name="Standard" style:list-style-name="WW8Num16">
      <style:paragraph-properties fo:margin-top="0.0693in" fo:margin-bottom="0.0693in" fo:line-height="100%" fo:orphans="2" fo:widows="2"/>
    </style:style>
    <style:style style:name="P16" style:family="paragraph" style:parent-style-name="Standard" style:list-style-name="WW8Num12">
      <style:paragraph-properties fo:margin-top="0.0693in" fo:margin-bottom="0.0693in" fo:line-height="100%" fo:orphans="2" fo:widows="2"/>
    </style:style>
    <style:style style:name="P17" style:family="paragraph" style:parent-style-name="Standard" style:list-style-name="WW8Num9">
      <style:paragraph-properties fo:margin-top="0.0693in" fo:margin-bottom="0.0693in" fo:line-height="100%" fo:orphans="2" fo:widows="2"/>
    </style:style>
    <style:style style:name="P18" style:family="paragraph" style:parent-style-name="Standard" style:list-style-name="WW8Num5">
      <style:paragraph-properties fo:margin-top="0.0693in" fo:margin-bottom="0.0693in" fo:line-height="100%" fo:orphans="2" fo:widows="2"/>
    </style:style>
    <style:style style:name="P19" style:family="paragraph" style:parent-style-name="Standard" style:list-style-name="WW8Num10">
      <style:paragraph-properties fo:margin-top="0.0693in" fo:margin-bottom="0.0693in" fo:line-height="100%" fo:orphans="2" fo:widows="2"/>
    </style:style>
    <style:style style:name="P20" style:family="paragraph" style:parent-style-name="Standard" style:list-style-name="WW8Num13">
      <style:paragraph-properties fo:margin-top="0.0693in" fo:margin-bottom="0.0693in" fo:line-height="100%" fo:orphans="2" fo:widows="2"/>
    </style:style>
    <style:style style:name="P21" style:family="paragraph" style:parent-style-name="Standard" style:list-style-name="WW8Num16">
      <style:paragraph-properties fo:margin-top="0.0693in" fo:margin-bottom="0.0693in" fo:line-height="100%" fo:orphans="2" fo:widows="2"/>
      <style:text-properties fo:font-size="11pt" style:font-size-asian="11pt"/>
    </style:style>
    <style:style style:name="P22" style:family="paragraph" style:parent-style-name="Standard" style:list-style-name="WW8Num12">
      <style:paragraph-properties fo:margin-top="0.0693in" fo:margin-bottom="0.0693in" fo:line-height="100%" fo:orphans="2" fo:widows="2"/>
      <style:text-properties fo:font-size="11pt" style:font-size-asian="11pt"/>
    </style:style>
    <style:style style:name="P23" style:family="paragraph" style:parent-style-name="Standard" style:list-style-name="WW8Num9">
      <style:paragraph-properties fo:margin-top="0.0693in" fo:margin-bottom="0.0693in" fo:line-height="100%" fo:orphans="2" fo:widows="2"/>
      <style:text-properties fo:font-size="11pt" style:font-size-asian="11pt"/>
    </style:style>
    <style:style style:name="P24" style:family="paragraph" style:parent-style-name="Standard" style:list-style-name="WW8Num5">
      <style:paragraph-properties fo:margin-top="0.0693in" fo:margin-bottom="0.0693in" fo:line-height="100%" fo:orphans="2" fo:widows="2"/>
      <style:text-properties fo:font-size="11pt" style:font-size-asian="11pt"/>
    </style:style>
    <style:style style:name="P25" style:family="paragraph" style:parent-style-name="Standard" style:list-style-name="WW8Num10">
      <style:paragraph-properties fo:margin-top="0.0693in" fo:margin-bottom="0.0693in" fo:line-height="100%" fo:orphans="2" fo:widows="2"/>
      <style:text-properties fo:font-size="11pt" style:font-size-asian="11pt"/>
    </style:style>
    <style:style style:name="P26" style:family="paragraph" style:parent-style-name="Standard" style:list-style-name="WW8Num13">
      <style:paragraph-properties fo:margin-top="0.0693in" fo:margin-bottom="0.0693in" fo:line-height="100%" fo:orphans="2" fo:widows="2"/>
      <style:text-properties fo:font-size="11pt" style:font-size-asian="11pt"/>
    </style:style>
    <style:style style:name="P27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style:font-name="Arial" fo:font-size="18pt" fo:font-weight="bold" style:font-size-asian="18pt" style:font-weight-asian="bold" style:font-name-complex="Arial"/>
    </style:style>
    <style:style style:name="P28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2pt" style:font-size-asian="12pt"/>
    </style:style>
    <style:style style:name="P29" style:family="paragraph" style:parent-style-name="Standard">
      <style:paragraph-properties fo:margin-left="0in" fo:margin-right="0.25in" fo:text-indent="0in" style:auto-text-indent="false" style:snap-to-layout-grid="false"/>
    </style:style>
    <style:style style:name="P30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</style:style>
    <style:style style:name="P31" style:family="paragraph" style:parent-style-name="Text_20_body">
      <style:text-properties fo:font-size="11pt" style:font-size-asian="11pt"/>
    </style:style>
    <style:style style:name="P32" style:family="paragraph" style:parent-style-name="Text_20_body" style:list-style-name="WW8Num15">
      <style:text-properties fo:font-size="11pt" style:font-size-asian="11pt"/>
    </style:style>
    <style:style style:name="P33" style:family="paragraph" style:parent-style-name="Text_20_body" style:list-style-name="WW8Num17">
      <style:text-properties fo:font-size="11pt" style:font-size-asian="11pt"/>
    </style:style>
    <style:style style:name="P34" style:family="paragraph" style:parent-style-name="Text_20_body" style:list-style-name="WW8Num11">
      <style:text-properties fo:font-size="11pt" style:font-size-asian="11pt"/>
    </style:style>
    <style:style style:name="P35" style:family="paragraph" style:parent-style-name="Text_20_body" style:list-style-name="WW8Num7">
      <style:text-properties fo:font-size="11pt" style:font-size-asian="11pt"/>
    </style:style>
    <style:style style:name="P36" style:family="paragraph" style:parent-style-name="Text_20_body" style:list-style-name="WW8Num3">
      <style:text-properties fo:font-size="11pt" style:font-size-asian="11pt"/>
    </style:style>
    <style:style style:name="P37" style:family="paragraph" style:parent-style-name="Text_20_body">
      <style:text-properties fo:font-size="12pt" style:font-size-asian="12pt"/>
    </style:style>
    <style:style style:name="P38" style:family="paragraph" style:parent-style-name="Text_20_body" style:list-style-name="WW8Num11"/>
    <style:style style:name="P39" style:family="paragraph" style:parent-style-name="Text_20_body" style:list-style-name="WW8Num6">
      <style:text-properties fo:color="#000000" fo:font-size="11pt" style:font-size-asian="11pt"/>
    </style:style>
    <style:style style:name="P40" style:family="paragraph" style:parent-style-name="Text_20_body">
      <style:text-properties fo:color="#ff0000" fo:font-size="12pt" style:font-size-asian="12pt"/>
    </style:style>
    <style:style style:name="P41" style:family="paragraph" style:parent-style-name="Text_20_body">
      <style:paragraph-properties fo:margin-left="0in" fo:margin-right="0in" fo:text-indent="0in" style:auto-text-indent="false"/>
    </style:style>
    <style:style style:name="P42" style:family="paragraph" style:parent-style-name="Text_20_body">
      <style:paragraph-properties fo:margin-left="0in" fo:margin-right="0in" fo:text-indent="0in" style:auto-text-indent="false"/>
      <style:text-properties fo:font-size="12pt" style:font-size-asian="12pt"/>
    </style:style>
    <style:style style:name="P43" style:family="paragraph" style:parent-style-name="Contents_20_3">
      <style:paragraph-properties>
        <style:tab-stops>
          <style:tab-stop style:position="1in"/>
          <style:tab-stop style:position="6.5in" style:type="right"/>
        </style:tab-stops>
      </style:paragraph-properties>
    </style:style>
    <style:style style:name="P44" style:family="paragraph" style:parent-style-name="Heading_20_1">
      <style:paragraph-properties fo:margin-left="0in" fo:margin-right="0in" fo:text-indent="0in" style:auto-text-indent="false"/>
    </style:style>
    <style:style style:name="P45" style:family="paragraph" style:parent-style-name="InfoBlue" style:list-style-name="WW8Num8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  <style:text-properties fo:color="#000000" fo:font-size="11pt" style:font-size-asian="11pt"/>
    </style:style>
    <style:style style:name="P46" style:family="paragraph" style:parent-style-name="InfoBlue">
      <style:paragraph-properties fo:margin-left="0in" fo:margin-right="0in" fo:text-indent="0in" style:auto-text-indent="false"/>
    </style:style>
    <style:style style:name="P47" style:family="paragraph" style:parent-style-name="Contents_20_1">
      <style:paragraph-properties>
        <style:tab-stops>
          <style:tab-stop style:position="6.5in" style:type="right"/>
        </style:tab-stops>
      </style:paragraph-properties>
    </style:style>
    <style:style style:name="P48" style:family="paragraph" style:parent-style-name="Tabletext">
      <style:paragraph-properties style:snap-to-layout-grid="false"/>
    </style:style>
    <style:style style:name="P49" style:family="paragraph" style:parent-style-name="Tabletext">
      <style:paragraph-properties fo:text-align="center" style:justify-single-word="false" style:snap-to-layout-grid="false"/>
      <style:text-properties fo:font-weight="bold" style:font-weight-asian="bold"/>
    </style:style>
    <style:style style:name="P50" style:family="paragraph" style:parent-style-name="Heading_20_3">
      <style:text-properties style:font-name="Times New Roman" fo:font-size="11pt" style:text-underline-style="solid" style:text-underline-width="auto" style:text-underline-color="font-color" style:font-size-asian="11pt" style:font-name-complex="Times New Roman"/>
    </style:style>
    <style:style style:name="T1" style:family="text">
      <style:text-properties style:font-name-asian="Arial"/>
    </style:style>
    <style:style style:name="T2" style:family="text">
      <style:text-properties fo:font-size="14pt" style:font-size-asian="14pt"/>
    </style:style>
    <style:style style:name="T3" style:family="text">
      <style:text-properties fo:font-weight="bold" style:font-weight-asian="bold"/>
    </style:style>
    <style:style style:name="T4" style:family="text">
      <style:text-properties fo:font-size="11pt" style:font-size-asian="11pt"/>
    </style:style>
    <style:style style:name="T5" style:family="text">
      <style:text-properties fo:font-size="11pt" fo:font-weight="normal" style:font-size-asian="11pt" style:font-weight-asian="normal"/>
    </style:style>
    <style:style style:name="T6" style:family="text">
      <style:text-properties style:font-name="Symbol"/>
    </style:style>
    <style:style style:name="T7" style:family="text"/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ubject>JagTrack</text:subject></text:p>
      <text:p text:style-name="P1"><text:title>Software Development Plan</text:title></text:p>
      <text:p text:style-name="P1"/>
      <text:p text:style-name="P3">Version<text:span text:style-name="T1"> </text:span>1.0</text:p>
      <text:p text:style-name="P2"/>
      <text:p text:style-name="Standard"/>
      <text:p text:style-name="P7">Revision<text:span text:style-name="T1"> </text:span>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9">Date</text:p>
          </table:table-cell>
          <table:table-cell table:style-name="Table1.A1" office:value-type="string">
            <text:p text:style-name="P49">Version</text:p>
          </table:table-cell>
          <table:table-cell table:style-name="Table1.A1" office:value-type="string">
            <text:p text:style-name="P49">Description</text:p>
          </table:table-cell>
          <table:table-cell table:style-name="Table1.D1" office:value-type="string">
            <text:p text:style-name="P49">Author</text:p>
          </table:table-cell>
        </table:table-row>
        <table:table-row table:style-name="Table1.1">
          <table:table-cell table:style-name="Table1.A1" office:value-type="string">
            <text:p text:style-name="P48">12/Mar/2012</text:p>
          </table:table-cell>
          <table:table-cell table:style-name="Table1.A1" office:value-type="string">
            <text:p text:style-name="P48">1.0</text:p>
          </table:table-cell>
          <table:table-cell table:style-name="Table1.A1" office:value-type="string">
            <text:p text:style-name="P48">Document created.</text:p>
          </table:table-cell>
          <table:table-cell table:style-name="Table1.D1" office:value-type="string">
            <text:p text:style-name="P48">Nguyen, Matthew</text:p>
          </table:table-cell>
        </table:table-row>
        <table:table-row table:style-name="Table1.1"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D1" office:value-type="string">
            <text:p text:style-name="P48"/>
          </table:table-cell>
        </table:table-row>
        <table:table-row table:style-name="Table1.1"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D1" office:value-type="string">
            <text:p text:style-name="P48"/>
          </table:table-cell>
        </table:table-row>
        <table:table-row table:style-name="Table1.1"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D1" office:value-type="string">
            <text:p text:style-name="P48"/>
          </table:table-cell>
        </table:table-row>
      </table:table>
      <text:p text:style-name="Standard"/>
      <text:p text:style-name="P4">Table<text:span text:style-name="T1"> </text:span>of<text:span text:style-name="T1"> </text:span>Contents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 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 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in" style:leader-char=" " style:with-tab="false"/>
            <text:index-entry-tab-stop style:type="left" style:position="6.5in" style:leader-char=" 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1563in" style:leader-char="." style:with-tab="false"/>
          </text:table-of-content-entry-template>
        </text:table-of-content-source>
        <text:index-body>
          <text:p text:style-name="P47">1. Introduction<text:tab/>5</text:p>
          <text:p text:style-name="P8">1.1 Purpose<text:tab/>5</text:p>
          <text:p text:style-name="P8">1.2 Scope<text:tab/>5</text:p>
          <text:p text:style-name="P8">1.3 Definitions, Acronyms, and Abbreviations<text:tab/>5</text:p>
          <text:p text:style-name="P8">1.4 References<text:tab/>5</text:p>
          <text:p text:style-name="P47">2. Project Overview<text:tab/>7</text:p>
          <text:p text:style-name="P8">2.1 Project Purpose, Scope, and Objectives<text:tab/>7</text:p>
          <text:p text:style-name="P8">2.2 Assumptions and Constraints<text:tab/>7</text:p>
          <text:p text:style-name="P8">2.3 Project Deliverables<text:tab/>7</text:p>
          <text:p text:style-name="P8">2.4 Evolution of the Software Development Plan<text:tab/>7</text:p>
          <text:p text:style-name="P47">3. Project Organization<text:tab/>8</text:p>
          <text:p text:style-name="P8">3.1 Organizational Structure<text:tab/>8</text:p>
          <text:p text:style-name="P43">3.1.1 Project Manager:<text:tab/>8</text:p>
          <text:p text:style-name="P43">3.1.2 Requirements/Analysis Team 1:<text:tab/>8</text:p>
          <text:p text:style-name="P43">3.1.3 Requirements/Analysis Team 2:<text:tab/>8</text:p>
          <text:p text:style-name="P43">3.1.4 Quality Assurance<text:tab/>8</text:p>
          <text:p text:style-name="P43">3.1.5 Configuration Management<text:tab/>8</text:p>
          <text:p text:style-name="P43">3.1.6 Testing &amp; Security<text:tab/>8</text:p>
          <text:p text:style-name="P43">3.1.7 Technology &amp; Tool Integration<text:tab/>9</text:p>
          <text:p text:style-name="P8">3.2 External Interfaces<text:tab/>9</text:p>
          <text:p text:style-name="P8">3.3 Roles and Responsibilities<text:tab/>9</text:p>
          <text:p text:style-name="P47">4. Management Process<text:tab/>10</text:p>
          <text:p text:style-name="P8">4.1 Project Estimates<text:tab/>10</text:p>
          <text:p text:style-name="P8">4.2 Project Plan<text:tab/>10</text:p>
          <text:p text:style-name="P43">4.2.1 Phase Plan<text:tab/>10</text:p>
          <text:p text:style-name="P43">4.2.2 Iteration Objectives<text:tab/>10</text:p>
          <text:p text:style-name="P43">4.2.3 Releases<text:tab/>10</text:p>
          <text:p text:style-name="P43">4.2.4 Project Schedule<text:tab/>10</text:p>
          <text:p text:style-name="P8">4.3 Iteration Plans<text:tab/>10</text:p>
          <text:p text:style-name="P8">4.4 Project Monitoring and Control<text:tab/>10</text:p>
          <text:p text:style-name="P43">4.4.1 Requirements Management Plan<text:tab/>10</text:p>
          <text:p text:style-name="P43">4.4.2 Schedule Control Plan<text:tab/>10</text:p>
          <text:p text:style-name="P43">4.4.3 Quality Control Plan <text:tab/>10</text:p>
          <text:p text:style-name="P43">4.4.4 Reporting Plan<text:tab/>10</text:p>
          <text:p text:style-name="P43">4.4.5 Measurement Plan<text:tab/>10</text:p>
          <text:p text:style-name="P8">4.5 Risk Management Plan<text:tab/>10</text:p>
          <text:p text:style-name="P8">4.6 Close-out Plan<text:tab/>10</text:p>
          <text:p text:style-name="P47">5. Technical Process Plans<text:tab/>12</text:p>
          <text:p text:style-name="P8">5.1 Development Case<text:tab/>12</text:p>
          <text:p text:style-name="P8">5.2 Methods, Tools, and Techniques<text:tab/>12</text:p>
          <text:p text:style-name="P8">5.3 Infrastructure Plan<text:tab/>12</text:p>
          <text:p text:style-name="P8">5.4 Product Acceptance Plan<text:tab/>12</text:p>
          <text:p text:style-name="P47">6. Supporting Process Plans<text:tab/>13</text:p>
          <text:p text:style-name="P8"><text:soft-page-break/>6.1 Configuration Management Plan<text:tab/>13</text:p>
          <text:p text:style-name="P8">6.2 Evaluation Plan<text:tab/>13</text:p>
          <text:p text:style-name="P8">6.3 Documentation Plan<text:tab/>13</text:p>
          <text:p text:style-name="P8">6.4 Quality Assurance Plan<text:tab/>13</text:p>
          <text:p text:style-name="P8">6.5 Problem Resolution Plan<text:tab/>13</text:p>
          <text:p text:style-name="P8">6.6 Subcontractor Management Plan<text:tab/>13</text:p>
          <text:p text:style-name="P8">6.7 Process Improvement Plan<text:tab/>13</text:p>
          <text:p text:style-name="P47">7. Additional Plans<text:tab/>13</text:p>
          <text:p text:style-name="P47">8. Annexes<text:tab/>13</text:p>
          <text:p text:style-name="P47">9. Index<text:tab/>13</text:p>
        </text:index-body>
      </text:table-of-content>
      <text:p text:style-name="P5"><text:title>Software Development Plan</text:title></text:p>
      <text:h text:style-name="P44" text:outline-level="1" text:is-list-header="true"/>
      <text:h text:style-name="Heading_20_1" text:outline-level="1">Introduction</text:h>
      <text:h text:style-name="Heading_20_2" text:outline-level="2">Purpose</text:h>
      <text:p text:style-name="P13">To be finished (TBF).</text:p>
      <text:h text:style-name="Heading_20_2" text:outline-level="2">Scope</text:h>
      <text:p text:style-name="P13">TBF</text:p>
      <text:h text:style-name="Heading_20_2" text:outline-level="2">Definitions,<text:span text:style-name="T1"> </text:span>Acronyms,<text:span text:style-name="T1"> </text:span>and<text:span text:style-name="T1"> </text:span>Abbreviations</text:h>
      <text:list xml:id="list404039573" text:style-name="WW8Num15">
        <text:list-item>
          <text:p text:style-name="P32">USA – University of South Alabama</text:p>
        </text:list-item>
        <text:list-item>
          <text:p text:style-name="P32">JagTrack – The project</text:p>
        </text:list-item>
        <text:list-item>
          <text:p text:style-name="P32">JagTran- USA’s on campus transportation</text:p>
        </text:list-item>
        <text:list-item>
          <text:p text:style-name="P32">CSC 331 – The class the project “employees” are in.</text:p>
        </text:list-item>
      </text:list>
      <text:h text:style-name="Heading_20_2" text:outline-level="2">References</text:h>
      <text:list xml:id="list878681236" text:style-name="WW8Num8">
        <text:list-item>
          <text:p text:style-name="P45">Iteration Plans </text:p>
        </text:list-item>
        <text:list-item>
          <text:p text:style-name="P45">Requirements Management Plan </text:p>
        </text:list-item>
        <text:list-item>
          <text:p text:style-name="P45">Measurement Plan </text:p>
        </text:list-item>
        <text:list-item>
          <text:p text:style-name="P45">Risk Management Plan </text:p>
        </text:list-item>
        <text:list-item>
          <text:p text:style-name="P45">Development Case </text:p>
        </text:list-item>
        <text:list-item>
          <text:p text:style-name="P45">Business Modeling Guidelines </text:p>
        </text:list-item>
        <text:list-item>
          <text:p text:style-name="P45">User Interfaces Guidelines </text:p>
        </text:list-item>
        <text:list-item>
          <text:p text:style-name="P45">Use-Case-Modeling Guidelines </text:p>
        </text:list-item>
        <text:list-item>
          <text:p text:style-name="P45">Design Guidelines </text:p>
        </text:list-item>
        <text:list-item>
          <text:p text:style-name="P45">Programming Guidelines </text:p>
        </text:list-item>
        <text:list-item>
          <text:p text:style-name="P45">Test Guidelines </text:p>
        </text:list-item>
        <text:list-item>
          <text:p text:style-name="P45">Manual Style Guide </text:p>
        </text:list-item>
        <text:list-item>
          <text:p text:style-name="P45">Infrastructure Plan </text:p>
        </text:list-item>
        <text:list-item>
          <text:p text:style-name="P45">Product Acceptance Plan </text:p>
        </text:list-item>
        <text:list-item>
          <text:p text:style-name="P45">Configuration Management Plan </text:p>
        </text:list-item>
        <text:list-item>
          <text:p text:style-name="P45">Documentation Plan </text:p>
        </text:list-item>
        <text:list-item>
          <text:p text:style-name="P45">Quality Assurance Plan </text:p>
        </text:list-item>
        <text:list-item>
          <text:p text:style-name="P45">Problem Resolution Plan </text:p>
        </text:list-item>
        <text:list-item>
          <text:p text:style-name="P45"><text:soft-page-break/>Subcontractor Management Plan </text:p>
        </text:list-item>
        <text:list-item>
          <text:p text:style-name="P45">Process Improvement Plan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P41"/>
      <text:p text:style-name="P4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Heading_20_1" text:outline-level="1"><text:soft-page-break/>Project<text:span text:style-name="T1"> </text:span>Overview</text:h>
      <text:h text:style-name="Heading_20_2" text:outline-level="2">Project<text:span text:style-name="T1"> </text:span>Purpose,<text:span text:style-name="T1"> </text:span>Scope,<text:span text:style-name="T1"> </text:span>and<text:span text:style-name="T1"> </text:span>Objectives</text:h>
      <text:p text:style-name="Text_20_body"><text:span text:style-name="T4">Create an application that will allow the consumer to query details about USA’s JagTran system.</text:span></text:p>
      <text:p text:style-name="Text_20_body"/>
      <text:h text:style-name="Heading_20_2" text:outline-level="2">Assumptions<text:span text:style-name="T1"> </text:span>and<text:span text:style-name="T1"> </text:span>Constraints</text:h>
      <text:list xml:id="list1074107273" text:style-name="WW8Num17">
        <text:list-item>
          <text:p text:style-name="P33">The JagTran vehicles will have sensors to monitor the amount of riders on a particular bus.</text:p>
        </text:list-item>
        <text:list-item>
          <text:p text:style-name="P33">Project should be finished before the end of the semester.</text:p>
        </text:list-item>
        <text:list-item>
          <text:p text:style-name="P33">The project staff consists of students in CSC 331.</text:p>
        </text:list-item>
      </text:list>
      <text:h text:style-name="Heading_20_2" text:outline-level="2">Project<text:span text:style-name="T1"> </text:span>Deliverables</text:h>
      <text:p text:style-name="P31">3/20/12 – LCO deliverables due</text:p>
      <text:h text:style-name="Heading_20_2" text:outline-level="2">Evolution<text:span text:style-name="T1"> </text:span>of<text:span text:style-name="T1"> </text:span>the<text:span text:style-name="T1"> </text:span>Software<text:span text:style-name="T1"> </text:span>Development<text:span text:style-name="T1"> </text:span>Plan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Project<text:span text:style-name="T1"> </text:span>Organization</text:h>
      <text:h text:style-name="Heading_20_2" text:outline-level="2">Organizational<text:span text:style-name="T1"> </text:span>Structure</text:h>
      <text:p text:style-name="P31">Teams (From the wiki):</text:p>
      <text:h text:style-name="P50" text:outline-level="3">Project Manager:</text:h>
      <text:list xml:id="list792108744" text:style-name="WW8Num14">
        <text:list-item>
          <text:p text:style-name="P14"><text:span text:style-name="Strong_20_Emphasis"><text:span text:style-name="T5">Robert Fornof</text:span></text:span></text:p>
        </text:list-item>
        <text:list-item>
          <text:p text:style-name="P14"><text:span text:style-name="Strong_20_Emphasis"><text:span text:style-name="T5">Hayden Chudy</text:span></text:span></text:p>
        </text:list-item>
      </text:list>
      <text:h text:style-name="P50" text:outline-level="3">Requirements/Analysis Team 1:</text:h>
      <text:list xml:id="list1585813163" text:style-name="WW8Num16">
        <text:list-item>
          <text:p text:style-name="P15"><text:span text:style-name="Strong_20_Emphasis"><text:span text:style-name="T5">Xingyu Wang</text:span></text:span></text:p>
        </text:list-item>
        <text:list-item>
          <text:p text:style-name="P21">He Zhang</text:p>
        </text:list-item>
        <text:list-item>
          <text:p text:style-name="P21">Weijian Jian</text:p>
        </text:list-item>
        <text:list-item>
          <text:p text:style-name="P21">Jim Fletcher</text:p>
        </text:list-item>
      </text:list>
      <text:h text:style-name="P50" text:outline-level="3">Requirements/Analysis Team 2:</text:h>
      <text:list xml:id="list1159191780" text:style-name="WW8Num12">
        <text:list-item>
          <text:p text:style-name="P16"><text:span text:style-name="Strong_20_Emphasis"><text:span text:style-name="T5">KD Wilson</text:span></text:span></text:p>
        </text:list-item>
        <text:list-item>
          <text:p text:style-name="P22">Chase Bryant</text:p>
        </text:list-item>
        <text:list-item>
          <text:p text:style-name="P22">Hao Wu</text:p>
        </text:list-item>
        <text:list-item>
          <text:p text:style-name="P22">Rujie Yuan</text:p>
        </text:list-item>
        <text:list-item>
          <text:p text:style-name="P22">Sumit Shrestha</text:p>
        </text:list-item>
      </text:list>
      <text:h text:style-name="P50" text:outline-level="3">Quality Assurance</text:h>
      <text:list xml:id="list1935795404" text:style-name="WW8Num9">
        <text:list-item>
          <text:p text:style-name="P17"><text:span text:style-name="Strong_20_Emphasis"><text:span text:style-name="T5">Christopher Camp</text:span></text:span></text:p>
        </text:list-item>
        <text:list-item>
          <text:p text:style-name="P23">Caleb Hall</text:p>
        </text:list-item>
      </text:list>
      <text:h text:style-name="P50" text:outline-level="3">Configuration Management</text:h>
      <text:list xml:id="list1392208434" text:style-name="WW8Num5">
        <text:list-item>
          <text:p text:style-name="P18"><text:span text:style-name="Strong_20_Emphasis"><text:span text:style-name="T5">Matthew Cooper</text:span></text:span></text:p>
        </text:list-item>
        <text:list-item>
          <text:p text:style-name="P24">Matthew Nguyen</text:p>
        </text:list-item>
      </text:list>
      <text:h text:style-name="P50" text:outline-level="3">Testing &amp; Security</text:h>
      <text:list xml:id="list196280630" text:style-name="WW8Num10">
        <text:list-item>
          <text:p text:style-name="P19"><text:span text:style-name="Strong_20_Emphasis"><text:span text:style-name="T5">Adam Moore</text:span></text:span></text:p>
        </text:list-item>
        <text:list-item>
          <text:p text:style-name="P25">Brad Bittinger</text:p>
        </text:list-item>
        <text:list-item>
          <text:p text:style-name="P25">Leyue Wang</text:p>
        </text:list-item>
        <text:list-item>
          <text:p text:style-name="P25">Shanna Keith</text:p>
        </text:list-item>
      </text:list>
      <text:h text:style-name="P50" text:outline-level="3"><text:soft-page-break/>Technology &amp; Tool Integration</text:h>
      <text:list xml:id="list1787446832" text:style-name="WW8Num13">
        <text:list-item>
          <text:p text:style-name="P20"><text:span text:style-name="Strong_20_Emphasis"><text:span text:style-name="T5">Christopher Johnson</text:span></text:span></text:p>
        </text:list-item>
        <text:list-item>
          <text:p text:style-name="P26">Glenn Bigelow (Ray)</text:p>
        </text:list-item>
      </text:list>
      <text:p text:style-name="P37"/>
      <text:h text:style-name="Heading_20_2" text:outline-level="2">External<text:span text:style-name="T1"> </text:span>Interfaces</text:h>
      <text:p text:style-name="P31">Interactions with the customer are done through a customer representative. In this case, it would be Professor McDonald.</text:p>
      <text:h text:style-name="Heading_20_2" text:outline-level="2">Roles<text:span text:style-name="T1"> </text:span>and<text:span text:style-name="T1"> </text:span>Responsibilities</text:h>
      <text:list xml:id="list244239619" text:style-name="WW8Num11">
        <text:list-item>
          <text:p text:style-name="P34">Each team/person is responsible for artifacts from the RUP assigned to them.</text:p>
        </text:list-item>
        <text:list-item>
          <text:p text:style-name="P38"><text:span text:style-name="T4">Project Managers: Responsible for guiding the rest of the team and assigning tasks as they see fit.</text:span></text:p>
        </text:list-item>
        <text:list-item>
          <text:p text:style-name="P34">Technology and tool integration: Responsible for actual program</text:p>
        </text:list-item>
      </text:list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2"/>
      <text:p text:style-name="P42"/>
      <text:p text:style-name="P42"/>
      <text:p text:style-name="P42"/>
      <text:p text:style-name="P42"/>
      <text:h text:style-name="Heading_20_1" text:outline-level="1"><text:soft-page-break/>Management<text:span text:style-name="T1"> </text:span>Process</text:h>
      <text:h text:style-name="Heading_20_2" text:outline-level="2">Project<text:span text:style-name="T1"> </text:span>Estimates</text:h>
      <text:p text:style-name="Text_20_body"/>
      <text:h text:style-name="Heading_20_2" text:outline-level="2">Project<text:span text:style-name="T1"> </text:span>Plan</text:h>
      <text:h text:style-name="Heading_20_3" text:outline-level="3">Phase<text:span text:style-name="T1"> </text:span>Plan</text:h>
      <text:h text:style-name="Heading_20_3" text:outline-level="3">Iteration<text:span text:style-name="T1"> </text:span>Objectives</text:h>
      <text:list xml:id="list1940860009" text:style-name="WW8Num7">
        <text:list-item>
          <text:p text:style-name="P35">Inception: </text:p>
          <text:list>
            <text:list-item>
              <text:p text:style-name="P35">Majority of RUP artifacts started or finished.</text:p>
            </text:list-item>
          </text:list>
        </text:list-item>
      </text:list>
      <text:h text:style-name="Heading_20_3" text:outline-level="3">Releases</text:h>
      <text:list xml:id="list1557933868" text:style-name="WW8Num3">
        <text:list-item>
          <text:p text:style-name="P36">3/20/12 – Prototype for Project Briefing</text:p>
        </text:list-item>
      </text:list>
      <text:h text:style-name="Heading_20_3" text:outline-level="3">Project<text:span text:style-name="T1"> </text:span>Schedule</text:h>
      <text:list xml:id="list1095676181" text:style-name="WW8Num6">
        <text:list-item>
          <text:p text:style-name="P39">3/20/12 – First Project Briefing/Demo</text:p>
        </text:list-item>
        <text:list-item>
          <text:p text:style-name="P39">5/1/12 – Second Project Briefing/Demo</text:p>
        </text:list-item>
      </text:list>
      <text:h text:style-name="Heading_20_2" text:outline-level="2">Iteration<text:span text:style-name="T1"> </text:span>Plans</text:h>
      <text:h text:style-name="Heading_20_2" text:outline-level="2">Project<text:span text:style-name="T1"> </text:span>Monitoring<text:span text:style-name="T1"> </text:span>and<text:span text:style-name="T1"> </text:span>Control</text:h>
      <text:h text:style-name="Heading_20_3" text:outline-level="3">Requirements<text:span text:style-name="T1"> </text:span>Management<text:span text:style-name="T1"> </text:span>Plan</text:h>
      <text:p text:style-name="InfoBlue"/>
      <text:h text:style-name="Heading_20_3" text:outline-level="3">Schedule<text:span text:style-name="T1"> </text:span>Control<text:span text:style-name="T1"> </text:span>Plan</text:h>
      <text:h text:style-name="Heading_20_3" text:outline-level="3">Quality<text:span text:style-name="T1"> </text:span>Control<text:span text:style-name="T1"> </text:span>Plan<text:span text:style-name="T1"> </text:span></text:h>
      <text:h text:style-name="Heading_20_3" text:outline-level="3">Reporting<text:span text:style-name="T1"> </text:span>Plan</text:h>
      <text:h text:style-name="Heading_20_3" text:outline-level="3">Measurement<text:span text:style-name="T1"> </text:span>Plan</text:h>
      <text:h text:style-name="Heading_20_2" text:outline-level="2">Risk<text:span text:style-name="T1"> </text:span>Management<text:span text:style-name="T1"> </text:span>Plan</text:h>
      <text:h text:style-name="Heading_20_2" text:outline-level="2">Close-out<text:span text:style-name="T1"> </text:span>Plan</text:h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Heading_20_1" text:outline-level="1"><text:soft-page-break/>Technical<text:span text:style-name="T1"> </text:span>Process<text:span text:style-name="T1"> </text:span>Plans</text:h>
      <text:h text:style-name="Heading_20_2" text:outline-level="2">Development<text:span text:style-name="T1"> </text:span>Case</text:h>
      <text:h text:style-name="Heading_20_2" text:outline-level="2">Methods,<text:span text:style-name="T1"> </text:span>Tools,<text:span text:style-name="T1"> </text:span>and<text:span text:style-name="T1"> </text:span>Techniques</text:h>
      <text:h text:style-name="Heading_20_2" text:outline-level="2">Infrastructure<text:span text:style-name="T1"> </text:span>Plan</text:h>
      <text:h text:style-name="Heading_20_2" text:outline-level="2">Product<text:span text:style-name="T1"> </text:span>Acceptance<text:span text:style-name="T1"> </text:span>Plan</text:h>
      <text:p text:style-name="InfoBlu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Supporting<text:span text:style-name="T1"> </text:span>Process<text:span text:style-name="T1"> </text:span>Plans</text:h>
      <text:h text:style-name="Heading_20_2" text:outline-level="2">Configuration<text:span text:style-name="T1"> </text:span>Management<text:span text:style-name="T1"> </text:span>Plan</text:h>
      <text:h text:style-name="Heading_20_2" text:outline-level="2">Evaluation<text:span text:style-name="T1"> </text:span>Plan</text:h>
      <text:h text:style-name="Heading_20_2" text:outline-level="2">Documentation<text:span text:style-name="T1"> </text:span>Plan</text:h>
      <text:h text:style-name="Heading_20_2" text:outline-level="2">Quality<text:span text:style-name="T1"> </text:span>Assurance<text:span text:style-name="T1"> </text:span>Plan</text:h>
      <text:h text:style-name="Heading_20_2" text:outline-level="2">Problem<text:span text:style-name="T1"> </text:span>Resolution<text:span text:style-name="T1"> </text:span>Plan</text:h>
      <text:h text:style-name="Heading_20_2" text:outline-level="2">Subcontractor<text:span text:style-name="T1"> </text:span>Management<text:span text:style-name="T1"> </text:span>Plan</text:h>
      <text:h text:style-name="Heading_20_2" text:outline-level="2">Process<text:span text:style-name="T1"> </text:span>Improvement<text:span text:style-name="T1"> </text:span>Plan</text:h>
      <text:p text:style-name="P46"/>
      <text:h text:style-name="Heading_20_1" text:outline-level="1">Additional<text:span text:style-name="T1"> </text:span>Plans</text:h>
      <text:h text:style-name="Heading_20_1" text:outline-level="1">Annexes</text:h>
      <text:h text:style-name="Heading_20_1" text:outline-level="1">Index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fo:text-indent="-0.5in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874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  <style:text-properties fo:language="none" fo:country="none" style:language-asian="none" style:country-asian="non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text" style:family="paragraph" style:parent-style-name="Standard">
      <style:paragraph-properties fo:margin-top="0in" fo:margin-bottom="0.0835in" fo:keep-together="always"/>
    </style:style>
    <style:style style:name="Blockquote" style:family="paragraph" style:parent-style-name="Standard">
      <style:paragraph-properties fo:margin-left="0.25in" fo:margin-right="0.25in" fo:margin-top="0.0693in" fo:margin-bottom="0.0693in" fo:line-height="100%" fo:orphans="2" fo:widows="2" fo:text-indent="0in" style:auto-text-indent="false"/>
      <style:text-properties fo:font-size="12pt" fo:language="en" fo:country="CA" style:font-size-asian="12pt"/>
    </style:style>
    <style:style style:name="Bullet1" style:family="paragraph" style:parent-style-name="Standard" style:list-style-name="WW8StyleNum">
      <style:paragraph-properties fo:margin-left="0.5in" fo:margin-right="0in" fo:text-indent="-0.3in" style:auto-text-indent="false"/>
    </style:style>
    <style:style style:name="Bullet2" style:family="paragraph" style:parent-style-name="Standard" style:list-style-name="WW8StyleNum1">
      <style:paragraph-properties fo:margin-left="1in" fo:margin-right="0in" fo:text-indent="-0.25in" style:auto-text-indent="false"/>
      <style:text-properties fo:color="#000080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25in" fo:margin-right="0in" fo:margin-top="0.028in" fo:margin-bottom="0.028in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3335in" fo:margin-bottom="0.0417in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Paragraph1" style:family="paragraph" style:parent-style-name="Standard">
      <style:paragraph-properties fo:margin-top="0.0555in" fo:margin-bottom="0in" fo:line-height="100%" fo:text-align="justify" style:justify-single-word="false"/>
    </style:style>
    <style:style style:name="Paragraph3" style:family="paragraph" style:parent-style-name="Standard">
      <style:paragraph-properties fo:margin-left="1.0626in" fo:margin-right="0in" fo:margin-top="0.0555in" fo:margin-bottom="0in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0.5in" fo:margin-right="0.25in" fo:margin-top="0.0835in" fo:margin-bottom="0in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fo:text-indent="0in" style:auto-text-indent="false"/>
      <style:text-properties fo:color="#0000ff" fo:font-style="italic" style:font-style-asian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Wingdings" style:font-name-complex="Wingdings"/>
    </style:style>
    <style:style style:name="WW8Num7z4" style:family="text">
      <style:text-properties style:font-name="Courier New" style:font-name-complex="Courier New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fo:font-size="10pt" style:font-size-asian="10pt" style:font-name-complex="Symbol"/>
    </style:style>
    <style:style style:name="WW8Num9z1" style:family="text">
      <style:text-properties style:font-name="Courier New" fo:font-size="10pt" style:font-size-asian="10pt" style:font-name-complex="Courier New"/>
    </style:style>
    <style:style style:name="WW8Num9z2" style:family="text">
      <style:text-properties style:font-name="Wingdings" fo:font-size="10pt" style:font-size-asian="10pt" style:font-name-complex="Wingdings"/>
    </style:style>
    <style:style style:name="WW8Num10z0" style:family="text">
      <style:text-properties style:font-name="Symbol" fo:font-size="10pt" style:font-size-asian="10pt" style:font-name-complex="Symbol"/>
    </style:style>
    <style:style style:name="WW8Num10z1" style:family="text">
      <style:text-properties style:font-name="Courier New" fo:font-size="10pt" style:font-size-asian="10pt" style:font-name-complex="Courier New"/>
    </style:style>
    <style:style style:name="WW8Num10z2" style:family="text">
      <style:text-properties style:font-name="Wingdings" fo:font-size="10pt" style:font-size-asian="10pt" style:font-name-complex="Wingdings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fo:font-size="10pt" style:font-size-asian="10pt" style:font-name-complex="Symbol"/>
    </style:style>
    <style:style style:name="WW8Num12z1" style:family="text">
      <style:text-properties style:font-name="Courier New" fo:font-size="10pt" style:font-size-asian="10pt" style:font-name-complex="Courier New"/>
    </style:style>
    <style:style style:name="WW8Num12z2" style:family="text">
      <style:text-properties style:font-name="Wingdings" fo:font-size="10pt" style:font-size-asian="10pt" style:font-name-complex="Wingdings"/>
    </style:style>
    <style:style style:name="WW8Num13z0" style:family="text">
      <style:text-properties style:font-name="Symbol" fo:font-size="10pt" style:font-size-asian="10pt" style:font-name-complex="Symbol"/>
    </style:style>
    <style:style style:name="WW8Num13z1" style:family="text">
      <style:text-properties style:font-name="Courier New" fo:font-size="10pt" style:font-size-asian="10pt" style:font-name-complex="Courier New"/>
    </style:style>
    <style:style style:name="WW8Num13z2" style:family="text">
      <style:text-properties style:font-name="Wingdings" fo:font-size="10pt" style:font-size-asian="10pt" style:font-name-complex="Wingdings"/>
    </style:style>
    <style:style style:name="WW8Num14z0" style:family="text">
      <style:text-properties style:font-name="Symbol" fo:font-size="10pt" style:font-size-asian="10pt" style:font-name-complex="Symbol"/>
    </style:style>
    <style:style style:name="WW8Num14z1" style:family="text">
      <style:text-properties style:font-name="Courier New" fo:font-size="10pt" style:font-size-asian="10pt" style:font-name-complex="Courier New"/>
    </style:style>
    <style:style style:name="WW8Num14z2" style:family="text">
      <style:text-properties style:font-name="Wingdings" fo:font-size="10pt" style:font-size-asian="10pt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fo:font-size="10pt" style:font-size-asian="10pt" style:font-name-complex="Symbol"/>
    </style:style>
    <style:style style:name="WW8Num16z1" style:family="text">
      <style:text-properties style:font-name="Courier New" fo:font-size="10pt" style:font-size-asian="10pt" style:font-name-complex="Courier New"/>
    </style:style>
    <style:style style:name="WW8Num16z2" style:family="text">
      <style:text-properties style:font-name="Wingdings" fo:font-size="10pt" style:font-size-asian="10pt" style:font-name-complex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7z1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3" text:style-name="WW8Num7z1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style-name="WW8Num7z1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style-name="WW8Num7z1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6.6479in" fo:margin-left="-0.0799in" table:align="left" style:writing-mode="lr-tb"/>
    </style:style>
    <style:style style:name="Table3.A" style:family="table-column">
      <style:table-column-properties style:column-width="4.4299in"/>
    </style:style>
    <style:style style:name="Table3.B" style:family="table-column">
      <style:table-column-properties style:column-width="2.2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" style:family="table">
      <style:table-properties style:width="6.5875in" fo:margin-left="-0.075in" table:align="left" style:writing-mode="lr-tb"/>
    </style:style>
    <style:style style:name="Table2.A" style:family="table-column">
      <style:table-column-properties style:column-width="2.195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style:font-name="Arial" fo:font-size="18pt" fo:font-weight="bold" style:font-size-asian="18pt" style:font-weight-asian="bold" style:font-name-complex="Arial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2pt" style:font-size-asian="12pt"/>
    </style:style>
    <style:style style:name="MP4" style:family="paragraph" style:parent-style-name="Standard">
      <style:paragraph-properties style:snap-to-layout-grid="false"/>
    </style:style>
    <style:style style:name="MP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</style:style>
    <style:style style:name="MP6" style:family="paragraph" style:parent-style-name="Standard">
      <style:paragraph-properties fo:margin-left="0in" fo:margin-right="0.25in" fo:text-indent="0in" style:auto-text-indent="false" style:snap-to-layout-grid="false"/>
    </style:style>
    <style:style style:name="MP7" style:family="paragraph" style:parent-style-name="Standard">
      <style:paragraph-properties fo:text-align="center" style:justify-single-word="false" style:snap-to-layout-grid="false"/>
    </style:style>
    <style:style style:name="MP8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font-name="Symbol"/>
    </style:style>
    <style:style style:name="MT2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  <number:date-style style:name="N120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/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First_20_convert_20_1" style:display-name="First convert 1" style:page-layout-name="Mpm2" style:next-style-name="Convert_20_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4"><text:subject>JagTrack</text:subject></text:p>
            </table:table-cell>
            <table:table-cell table:style-name="Table3.B1" office:value-type="string">
              <text:p text:style-name="MP5"><text:s text:c="2"/>Version: <text:s text:c="10"/>1.0</text:p>
            </table:table-cell>
          </table:table-row>
          <table:table-row table:style-name="Table3.1">
            <table:table-cell table:style-name="Table3.A1" office:value-type="string">
              <text:p text:style-name="MP4"><text:title>Software Development Plan</text:title></text:p>
            </table:table-cell>
            <table:table-cell table:style-name="Table3.B1" office:value-type="string">
              <text:p text:style-name="MP4"><text:s text:c="2"/>Date: <text:s/>12/Mar/2012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4"/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6">Confidential</text:p>
            </table:table-cell>
            <table:table-cell table:style-name="Table2.A1" office:value-type="string">
              <text:p text:style-name="MP7"><text:span text:style-name="MT1"></text:span>JagTran, <text:date style:data-style-name="N120" text:date-value="2012-03-19T22:18:46">2012</text:date></text:p>
            </table:table-cell>
            <table:table-cell table:style-name="Table2.A1" office:value-type="string">
              <text:p text:style-name="MP8">Page <text:span text:style-name="Page_20_Number"><text:page-number text:select-page="current">13</text:page-number></text:span><text:span text:style-name="Page_20_Number"> of </text:span><text:span text:style-name="Page_20_Number"><text:page-count style:num-format="1">13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ftware Development Plan</dc:title>
    <dc:subject>JagTrack</dc:subject>
    <meta:initial-creator>hayden </meta:initial-creator>
    <meta:creation-date>2012-03-19T22:16:38</meta:creation-date>
    <dc:creator>hayden </dc:creator>
    <dc:date>2012-03-19T22:18:44</dc:date>
    <meta:editing-cycles>5</meta:editing-cycles>
    <meta:editing-duration>PT12M7S</meta:editing-duration>
    <meta:generator>LibreOffice/3.4$Linux LibreOffice_project/340m1$Build-302</meta:generator>
    <meta:document-statistic meta:table-count="3" meta:image-count="0" meta:object-count="0" meta:page-count="13" meta:paragraph-count="189" meta:word-count="779" meta:character-count="4804" meta:non-whitespace-character-count="4287"/>
    <meta:user-defined meta:name="Info 1"/>
    <meta:user-defined meta:name="Info 2"/>
    <meta:user-defined meta:name="Info 3"/>
    <meta:user-defined meta:name="Info 4"/>
  </office:meta>
</office:document-meta>
</file>